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f94eb" officeooo:paragraph-rsid="001f94eb" style:font-size-asian="15pt" style:font-size-complex="15pt"/>
    </style:style>
    <style:style style:name="T1" style:family="text">
      <style:text-properties officeooo:rsid="002109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had used 4:16 decoder </text:p>
      <text:p text:style-name="P1"/>
      <text:p text:style-name="P1">we had defined every led segments as A,B,C,D,E,F,G</text:p>
      <text:p text:style-name="P1"/>
      <text:p text:style-name="P1">For every segment we have taken the union of all the output for which it should glows. Let’s take a example as if output should be ‘8’ then for this led segmnet A,B,C,D,E,F,G will glow and similarly</text:p>
      <text:p text:style-name="P1">if we take output as ‘A’ then for this led segmnet A,B,C,E,F,G will glow so like this i have taken union <text:s/><text:span text:style-name="T1">of </text:span>all the common as a single output for particular individuals led segments,here u can see for ‘8’ and ‘A’ every thing <text:s/>common except led segment G .</text:p>
      <text:p text:style-name="P1"/>
      <text:p text:style-name="P1">similarly i have done this the same for all 16 case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8:19:23.652759426</meta:creation-date>
    <dc:date>2019-08-19T18:33:49.513667515</dc:date>
    <meta:editing-duration>PT2M45S</meta:editing-duration>
    <meta:editing-cycles>1</meta:editing-cycles>
    <meta:document-statistic meta:table-count="0" meta:image-count="0" meta:object-count="0" meta:page-count="1" meta:paragraph-count="5" meta:word-count="110" meta:character-count="582" meta:non-whitespace-character-count="474"/>
    <meta:generator>LibreOffice/6.0.7.3$Linux_X86_64 LibreOffice_project/00m0$Build-3</meta:generator>
  </office:meta>
</office:document-meta>
</file>